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a346" officeooo:paragraph-rsid="0013a34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5a267"/>
    </style:style>
    <style:style style:name="T3" style:family="text">
      <style:text-properties fo:language="uk" fo:country="UA" officeooo:rsid="0014d24c"/>
    </style:style>
    <style:style style:name="T4" style:family="text">
      <style:text-properties officeooo:rsid="0014d24c"/>
    </style:style>
    <style:style style:name="T5" style:family="text">
      <style:text-properties officeooo:rsid="0015a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efox<text:span text:style-name="T1">:</text:span></text:p>
      <text:p text:style-name="P1"><text:span text:style-name="T1">- номер телефона</text:span></text:p>
      <text:p text:style-name="P1"><text:span text:style-name="T1">- отображение многих карточек после создания маячка</text:span></text:p>
      <text:p text:style-name="P1"><text:span text:style-name="T1">- клик на карточке = клик на сером поле</text:span></text:p>
      <text:p text:style-name="P1"><text:span text:style-name="T1">- клик на маркере снимает режим </text:span>singleBeacon</text:p>
      <text:p text:style-name="P1">- <text:span text:style-name="T3">дебоунс на теги, категории, </text:span><text:span text:style-name="T4">green btn</text:span></text:p>
      <text:p text:style-name="P1">- <text:span text:style-name="T2">клик на маркере — переключение на карточки (моб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2:10:20.535000000</meta:creation-date>
    <dc:date>2016-06-08T22:45:15.457000000</dc:date>
    <meta:editing-duration>PT34M55S</meta:editing-duration>
    <meta:editing-cycles>3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7" meta:word-count="42" meta:character-count="247" meta:non-whitespace-character-count="211"/>
  </office:meta>
</office:document-meta>
</file>